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Footnote">
      <style:text-properties officeooo:rsid="000b161d" officeooo:paragraph-rsid="000b161d"/>
    </style:style>
    <style:style style:name="P135" style:family="paragraph" style:parent-style-name="Table_20_Heading">
      <style:text-properties officeooo:rsid="00084874" officeooo:paragraph-rsid="00084874"/>
    </style:style>
    <style:style style:name="P136" style:family="paragraph" style:parent-style-name="Table_20_Heading">
      <style:text-properties officeooo:rsid="00084874" officeooo:paragraph-rsid="00533014"/>
    </style:style>
    <style:style style:name="P137" style:family="paragraph" style:parent-style-name="Table_20_Heading">
      <style:text-properties officeooo:rsid="00098c23" officeooo:paragraph-rsid="00098c23"/>
    </style:style>
    <style:style style:name="P138" style:family="paragraph" style:parent-style-name="Table_20_Heading">
      <style:text-properties officeooo:rsid="00098c23" officeooo:paragraph-rsid="00533014"/>
    </style:style>
    <style:style style:name="P139" style:family="paragraph" style:parent-style-name="Table_20_Heading">
      <style:text-properties officeooo:rsid="0016f893" officeooo:paragraph-rsid="0016f893"/>
    </style:style>
    <style:style style:name="P140" style:family="paragraph" style:parent-style-name="Table_20_Heading">
      <style:text-properties officeooo:rsid="0016f893" officeooo:paragraph-rsid="00533014"/>
    </style:style>
    <style:style style:name="P141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  <style:style style:name="T26" style:family="text">
      <style:text-properties officeooo:rsid="008ddb67"/>
    </style:style>
    <style:style style:name="T27" style:family="text">
      <style:text-properties officeooo:rsid="008ddce8"/>
    </style:style>
    <style:style style:name="T28" style:family="text">
      <style:text-properties officeooo:rsid="008fd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9">Package</text:p>
            </table:table-cell>
            <table:table-cell table:style-name="Tableau1.B1" office:value-type="string">
              <text:p text:style-name="P137">Version<text:note text:id="ftn1" text:note-class="footnote"><text:note-citation>1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35">Source</text:p>
            </table:table-cell>
            <table:table-cell table:style-name="Tableau1.D1" office:value-type="string">
              <text:p text:style-name="P135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5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4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4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0.6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4.0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6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20141217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7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1.5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6">491</text:span> / 11.2.202.<text:span text:style-name="T26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6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1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1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1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1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1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6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8">51</text:span> / 8u<text:span text:style-name="T28">51</text:span> / 8u<text:span text:style-name="T28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3.8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3.8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0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0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6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7">8</text:span>.0 / - / 31.<text:span text:style-name="T27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7">8</text:span>.<text:span text:style-name="T27">1</text:span>.0 / - / 3<text:span text:style-name="T27">8</text:span>.<text:span text:style-name="T27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3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2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2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2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2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6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4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20131101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5.6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1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0">Package</text:p>
            </table:table-cell>
            <table:table-cell table:style-name="Tableau2.B1" office:value-type="string">
              <text:p text:style-name="P138">Version<text:note text:id="ftn2" text:note-class="footnote"><text:note-citation>2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36">Source</text:p>
            </table:table-cell>
            <table:table-cell table:style-name="Tableau2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1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0">Package</text:p>
            </table:table-cell>
            <table:table-cell table:style-name="Tableau3.B1" office:value-type="string">
              <text:p text:style-name="P138">Version<text:note text:id="ftn3" text:note-class="footnote"><text:note-citation>3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36">Source</text:p>
            </table:table-cell>
            <table:table-cell table:style-name="Tableau3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1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0">Package</text:p>
            </table:table-cell>
            <table:table-cell table:style-name="Tableau4.B1" office:value-type="string">
              <text:p text:style-name="P138">Version<text:note text:id="ftn4" text:note-class="footnote"><text:note-citation>4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36">Source</text:p>
            </table:table-cell>
            <table:table-cell table:style-name="Tableau4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18T10:54:48.482043169</dc:date>
    <meta:editing-duration>PT12H9M17S</meta:editing-duration>
    <meta:editing-cycles>127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39" meta:character-count="22187" meta:non-whitespace-character-count="20938"/>
  </office:meta>
</office:document-meta>
</file>